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5925in"/>
    </style:style>
    <style:style style:name="co6" style:family="table-column">
      <style:table-column-properties fo:break-before="auto" style:column-width="0.7811in"/>
    </style:style>
    <style:style style:name="co7" style:family="table-column">
      <style:table-column-properties fo:break-before="auto" style:column-width="0.5992in"/>
    </style:style>
    <style:style style:name="co8" style:family="table-column">
      <style:table-column-properties fo:break-before="auto" style:column-width="0.6937in"/>
    </style:style>
    <style:style style:name="co9" style:family="table-column">
      <style:table-column-properties fo:break-before="auto" style:column-width="1.607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7217in"/>
    </style:style>
    <style:style style:name="co12" style:family="table-column">
      <style:table-column-properties fo:break-before="auto" style:column-width="9.9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mo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nalyzed_impale(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analyzed_imp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sends out a piece of its body to pierce the opponent. If the opponent is poisoned, this move deals double damage. This also damages the user a little.</text:p>
          </table:table-cell>
        </table:table-row>
        <table:table-row table:style-name="ro1">
          <table:table-cell office:value-type="string" calcext:value-type="string">
            <text:p>autotomiz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user sheds part of its body to make itself lighter and sharply raise its Speed stat.</text:p>
          </table:table-cell>
        </table:table-row>
        <table:table-row table:style-name="ro1">
          <table:table-cell office:value-type="string" calcext:value-type="string">
            <text:p>blank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move deals no damage.</text:p>
          </table:table-cell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crun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crunches up the target with sharp fangs. This may also lower the target's Defense stat.</text:p>
          </table:table-cell>
        </table:table-row>
        <table:table-row table:style-name="ro1">
          <table:table-cell office:value-type="string" calcext:value-type="string">
            <text:p>heat cra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heat_cr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slams into the target with its flame-covered body. The more the user outweighs the target, the greater the move's power.</text:p>
          </table:table-cell>
        </table:table-row>
        <table:table-row table:style-name="ro1">
          <table:table-cell office:value-type="string" calcext:value-type="string">
            <text:p>jet punc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summons a torrent around its fist and punches at blinding speed. This move always goes first.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5362in" svg:y="1.0665in" draw:caption-point-x="-0.2402in" draw:caption-point-y="0.0039in">
              <dc:date>2025-06-13T00:00:00</dc:date>
              <text:p text:style-name="P1"><text:span text:style-name="T1">name</text:span></text:p>
              <text:p text:style-name="P1"><text:span text:style-name="T1"/></text:p>
            </office:annotation>
            <text:p>leaf blade</text:p>
          </table:table-cell>
          <table:table-cell office:value-type="string" calcext:value-type="string">
            <office:annotation draw:style-name="gr2" draw:text-style-name="P4" svg:width="1.1413in" svg:height="0.7083in" svg:x="2.0701in" svg:y="1.0665in" draw:caption-point-x="-0.2402in" draw:caption-point-y="0.0039in">
              <dc:date>2025-06-13T00:00:00</dc:date>
              <text:p text:style-name="P3"><text:span text:style-name="T1">type</text:span></text:p>
              <text:p text:style-name="P3"><text:span text:style-name="T1"/></text:p>
            </office:annotation>
            <text:p>grass</text:p>
          </table:table-cell>
          <table:table-cell office:value-type="string" calcext:value-type="string">
            <office:annotation draw:style-name="gr2" draw:text-style-name="P4" svg:width="1.1413in" svg:height="0.7083in" svg:x="2.6744in" svg:y="1.0665in" draw:caption-point-x="-0.2402in" draw:caption-point-y="0.0039in">
              <dc:date>2025-06-13T00:00:00</dc:date>
              <text:p text:style-name="P3"><text:span text:style-name="T1">category</text:span></text:p>
              <text:p text:style-name="P3"><text:span text:style-name="T1"/></text:p>
            </office:annotation>
            <text:p>physical</text:p>
          </table:table-cell>
          <table:table-cell office:value-type="float" office:value="24" calcext:value-type="float">
            <office:annotation draw:style-name="gr2" draw:text-style-name="P4" svg:width="1.1413in" svg:height="0.7083in" svg:x="3.0598in" svg:y="1.0665in" draw:caption-point-x="-0.2402in" draw:caption-point-y="0.0039in">
              <dc:date>2025-06-13T00:00:00</dc:date>
              <text:p text:style-name="P3"><text:span text:style-name="T1">pp</text:span></text:p>
            </office:annotation>
            <text:p>24</text:p>
          </table:table-cell>
          <table:table-cell office:value-type="float" office:value="90" calcext:value-type="float">
            <office:annotation draw:style-name="gr2" draw:text-style-name="P4" svg:width="1.1413in" svg:height="0.7083in" svg:x="3.6524in" svg:y="1.0665in" draw:caption-point-x="-0.2402in" draw:caption-point-y="0.0039in">
              <dc:date>2025-06-13T00:00:00</dc:date>
              <text:p text:style-name="P3"><text:span text:style-name="T1">power</text:span></text:p>
              <text:p text:style-name="P3"><text:span text:style-name="T1"/></text:p>
            </office:annotation>
            <text:p>90</text:p>
          </table:table-cell>
          <table:table-cell office:value-type="float" office:value="100" calcext:value-type="float">
            <office:annotation draw:style-name="gr2" draw:text-style-name="P4" svg:width="1.1413in" svg:height="0.7083in" svg:x="4.4335in" svg:y="1.0665in" draw:caption-point-x="-0.2402in" draw:caption-point-y="0.0039in">
              <dc:date>2025-06-13T00:00:00</dc:date>
              <text:p text:style-name="P3"><text:span text:style-name="T1">accuracy</text:span></text:p>
              <text:p text:style-name="P3"><text:span text:style-name="T1"/></text:p>
            </office:annotation>
            <text:p>100</text:p>
          </table:table-cell>
          <table:table-cell office:value-type="float" office:value="0" calcext:value-type="float">
            <office:annotation draw:style-name="gr2" draw:text-style-name="P4" svg:width="1.1413in" svg:height="0.7083in" svg:x="5.0327in" svg:y="1.0665in" draw:caption-point-x="-0.2402in" draw:caption-point-y="0.0039in">
              <dc:date>2025-06-13T00:00:00</dc:date>
              <text:p text:style-name="P3"><text:span text:style-name="T1">priority</text:span></text:p>
              <text:p text:style-name="P3"><text:span text:style-name="T1"/></text:p>
            </office:annotation>
            <text:p>0</text:p>
          </table:table-cell>
          <table:table-cell office:value-type="float" office:value="1" calcext:value-type="float">
            <office:annotation draw:style-name="gr2" draw:text-style-name="P4" svg:width="1.1413in" svg:height="0.7083in" svg:x="5.7264in" svg:y="1.0665in" draw:caption-point-x="-0.2402in" draw:caption-point-y="0.0039in">
              <dc:date>2025-06-13T00:00:00</dc:date>
              <text:p text:style-name="P3"><text:span text:style-name="T1">instances</text:span></text:p>
              <text:p text:style-name="P3"><text:span text:style-name="T1"/></text:p>
            </office:annotation>
            <text:p>1</text:p>
          </table:table-cell>
          <table:table-cell office:value-type="string" calcext:value-type="string">
            <office:annotation draw:style-name="gr2" draw:text-style-name="P4" svg:width="1.1413in" svg:height="0.7083in" svg:x="7.3335in" svg:y="1.0665in" draw:caption-point-x="-0.2402in" draw:caption-point-y="0.0039in">
              <dc:date>2025-06-13T00:00:00</dc:date>
              <text:p text:style-name="P3"><text:span text:style-name="T1">effect_function</text:span></text:p>
              <text:p text:style-name="P3"><text:span text:style-name="T1"/></text:p>
            </office:annotation>
            <text:p>none</text:p>
          </table:table-cell>
          <table:table-cell office:value-type="float" office:value="1" calcext:value-type="float">
            <office:annotation draw:style-name="gr2" draw:text-style-name="P4" svg:width="1.1413in" svg:height="0.7083in" svg:x="8.7319in" svg:y="1.0665in" draw:caption-point-x="-0.2402in" draw:caption-point-y="0.0039in">
              <dc:date>2025-06-13T00:00:00</dc:date>
              <text:p text:style-name="P3"><text:span text:style-name="T1">attr_makes_contact</text:span></text:p>
              <text:p text:style-name="P3"><text:span text:style-name="T1"/></text:p>
            </office:annotation>
            <text:p>1</text:p>
          </table:table-cell>
          <table:table-cell office:value-type="float" office:value="1" calcext:value-type="float">
            <office:annotation draw:style-name="gr2" draw:text-style-name="P4" svg:width="1.1413in" svg:height="0.7083in" svg:x="10.4535in" svg:y="1.0665in" draw:caption-point-x="-0.2402in" draw:caption-point-y="0.0039in">
              <dc:date>2025-06-13T00:00:00</dc:date>
              <text:p text:style-name="P3"><text:span text:style-name="T1">attr_affected_by_protect</text:span></text:p>
              <text:p text:style-name="P3"><text:span text:style-name="T1"/></text:p>
            </office:annotation>
            <text:p>1</text:p>
          </table:table-cell>
          <table:table-cell office:value-type="string" calcext:value-type="string">
            <office:annotation draw:style-name="gr2" draw:text-style-name="P4" svg:width="1.1413in" svg:height="0.7083in" svg:x="20.4114in" svg:y="1.0665in" draw:caption-point-x="-0.2402in" draw:caption-point-y="0.0039in">
              <dc:date>2025-06-13T00:00:00</dc:date>
              <text:p text:style-name="P3"><text:span text:style-name="T1">description</text:span></text:p>
              <text:p text:style-name="P3"><text:span text:style-name="T1"/></text:p>
            </office:annotation>
            <text:p>The user handles a sharp leaf like a sword and cuts the target to inflict damage. This move has a heightened chance of landing a critical hit.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lu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makes a lunge at the target, attacking with full force. This also lowers the target's Attack stat.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protec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is move enables the user to protect itself from all attacks. Its chance of failing rises if it is used in succession.</text:p>
          </table:table-cell>
        </table:table-row>
        <table:table-row table:style-name="ro1">
          <table:table-cell office:value-type="string" calcext:value-type="string">
            <text:p>rice shurike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user hits the target with throwing stars three times in a row. This move always goes first.</text:p>
          </table:table-cell>
        </table:table-row>
        <table:table-row table:style-name="ro1">
          <table:table-cell office:value-type="string" calcext:value-type="string">
            <text:p>scrape()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scra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invades and analyzes the opponent with its blood, sharply raising its special attack, lowering its defense and special defense, and poisoning the opponent.</text:p>
          </table:table-cell>
        </table:table-row>
        <table:table-row table:style-name="ro1">
          <table:table-cell office:value-type="string" calcext:value-type="string">
            <text:p>sludge bomb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sludge_bom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user hurls unsanitary sludge at the target to inflict damage. This may also poison the target.</text:p>
          </table:table-cell>
        </table:table-row>
        <table:table-row table:style-name="ro1">
          <table:table-cell office:value-type="string" calcext:value-type="string">
            <text:p>sucker pun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_sucker_pun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move enables the user to attack first. This move fails if the target is not readying an attack.</text:p>
          </table:table-cell>
        </table:table-row>
        <table:table-row table:style-name="ro1">
          <table:table-cell office:value-type="string" calcext:value-type="string">
            <text:p>acid spray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acid_sp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user attacks by spitting fluid that works to melt the target. This also harshly lowers the target's Sp. Def stat.</text:p>
          </table:table-cell>
        </table:table-row>
      </table:table>
      <table:named-expressions/>
      <table:database-ranges>
        <table:database-range table:name="__Anonymous_Sheet_DB__0" table:target-range-address="all_moves.A1:all_moves.L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5-06-14T14:01:22.960000000</dc:date>
    <meta:editing-duration>PT6H21M55S</meta:editing-duration>
    <meta:editing-cycles>42</meta:editing-cycles>
    <meta:document-statistic meta:table-count="1" meta:cell-count="168" meta:object-count="0"/>
  </office:meta>
</office:document-meta>
</file>